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officeooo:rsid="001d630d" officeooo:paragraph-rsid="001d630d" style:font-size-asian="10.5pt" style:font-size-complex="12pt"/>
    </style:style>
    <style:style style:name="P2" style:family="paragraph" style:parent-style-name="Preformatted_20_Text">
      <style:text-properties style:font-name="Arial" fo:font-size="12pt" officeooo:rsid="001f4e63" officeooo:paragraph-rsid="001f4e63" style:font-size-asian="10.5pt" style:font-size-complex="12pt"/>
    </style:style>
    <style:style style:name="P3" style:family="paragraph" style:parent-style-name="Preformatted_20_Text">
      <style:text-properties style:font-name="Arial" fo:font-size="12pt" fo:font-weight="bold" officeooo:rsid="001d630d" officeooo:paragraph-rsid="001d630d" style:font-size-asian="10.5pt" style:font-weight-asian="bold" style:font-size-complex="12pt" style:font-weight-complex="bold"/>
    </style:style>
    <style:style style:name="T1" style:family="text">
      <style:text-properties officeooo:rsid="001f4e63"/>
    </style:style>
    <style:style style:name="T2" style:family="text">
      <style:text-properties officeooo:rsid="00213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ease list your Top 3 technical areas of interest/degree modules and include a short explanation for why you enjoy these aspects most</text:p>
      <text:p text:style-name="P1"/>
      <text:p text:style-name="P1">Aerospace and Defence – I am interested in aerospace and defence because these industries utilise cutting edge technologies to solve problems and create better equipment. </text:p>
      <text:p text:style-name="P1"/>
      <text:p text:style-name="P1">Embedded Software – I have utilised embedded systems in a number of university projects using the Arduino microcontroller platform. This area interests me because embedded software acts as the brain of devices or machines and I enjoy creating software which controlls something as opposed to being used on a computer.</text:p>
      <text:p text:style-name="P1"/>
      <text:p text:style-name="P1">Parallel Systems – I enjoy parallel systems because I like to engineer efficient and high performance software. Parallel systems utilise the full processing power of a CPU to work as fast and efficiently as possible <text:span text:style-name="T1">and I enjoy engineering software which this as it adds extra layers of complexity to think about</text:span>.</text:p>
      <text:p text:style-name="P1"/>
      <text:p text:style-name="P3">How would your preferred technical areas be of benefit to Dstl and defence? (please keep your answer to 300 words) </text:p>
      <text:p text:style-name="P1"/>
      <text:p text:style-name="P2">Specifically my interest in aerospace and embedded software would be of use to DSTL as <text:span text:style-name="T2">this is their technical area. In the past I have found that when I am working with a technology or in an area which I am personally interested in, I find I am motivated by my work which results in high quality pieces of work.</text:span></text:p>
      <text:p text:style-name="P1"/>
      <text:p text:style-name="P3">Please describe the main reasons for your interest in applying to Dstl. (please keep your answer to 300 words)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7T17:35:42.839070842</dc:date>
    <meta:editing-duration>PT7M1S</meta:editing-duration>
    <meta:editing-cycles>2</meta:editing-cycles>
    <meta:document-statistic meta:table-count="0" meta:image-count="0" meta:object-count="0" meta:page-count="1" meta:paragraph-count="7" meta:word-count="245" meta:character-count="1473" meta:non-whitespace-character-count="1229"/>
  </office:meta>
</office:document-meta>
</file>